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11017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fo:font-size="14pt" officeooo:rsid="00190bb1" officeooo:paragraph-rsid="00190bb1" style:font-size-asian="14pt" style:font-size-complex="14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officeooo:rsid="0065168b" officeooo:paragraph-rsid="0065168b" style:font-size-asian="14pt" style:font-size-complex="14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5f6a0a" officeooo:paragraph-rsid="00190bb1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1" fo:font-size="14pt" fo:language="en" fo:country="US" fo:font-weight="bold" officeooo:rsid="005f6a0a" officeooo:paragraph-rsid="004aaabe" style:font-name-asian="Times New Roman2" style:font-size-asian="14pt" style:font-weight-asian="bold" style:font-name-complex="Times New Roman2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11017" style:font-size-asian="12pt" style:font-size-complex="12p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/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language="en" fo:country="US" fo:font-weight="bold" style:font-name-asian="Times New Roman2" style:font-weight-asian="bold" style:font-name-complex="Times New Roman2"/>
    </style:style>
    <style:style style:name="T2" style:family="text">
      <style:text-properties style:font-name="Times New Roman1" fo:language="en" fo:country="US" fo:font-weight="bold" officeooo:rsid="005f6a0a" style:font-name-asian="Times New Roman2" style:font-weight-asian="bold" style:font-name-complex="Times New Roman2"/>
    </style:style>
    <style:style style:name="T3" style:family="text">
      <style:text-properties style:font-name="Times New Roman1" fo:language="en" fo:country="US" fo:font-weight="bold" officeooo:rsid="00232598" style:font-name-asian="Times New Roman2" style:font-weight-asian="bold" style:font-name-complex="Times New Roman2"/>
    </style:style>
    <style:style style:name="T4" style:family="text">
      <style:text-properties style:font-name="Times New Roman1" fo:language="en" fo:country="US" fo:font-weight="bold" officeooo:rsid="0065168b" style:font-name-asian="Times New Roman2" style:font-weight-asian="bold" style:font-name-complex="Times New Roman2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7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7" svg:x1="-0.032cm" svg:y1="23.171cm" svg:x2="-0.03cm" svg:y2="24.658cm"><text:p/></draw:line><draw:line draw:name="Line 13" draw:style-name="gr3" draw:text-style-name="P7" svg:x1="-0.933cm" svg:y1="23.153cm" svg:x2="17.411cm" svg:y2="23.155cm"><text:p/></draw:line><draw:line draw:name="Line 14" draw:style-name="gr3" draw:text-style-name="P7" svg:x1="1.063cm" svg:y1="23.18cm" svg:x2="1.065cm" svg:y2="27.188cm"><text:p/></draw:line><draw:line draw:name="Line 15" draw:style-name="gr3" draw:text-style-name="P7" svg:x1="3.575cm" svg:y1="23.18cm" svg:x2="3.577cm" svg:y2="27.188cm"><text:p/></draw:line><draw:line draw:name="Line 16" draw:style-name="gr3" draw:text-style-name="P7" svg:x1="5.082cm" svg:y1="23.18cm" svg:x2="5.084cm" svg:y2="27.188cm"><text:p/></draw:line><draw:line draw:name="Line 17" draw:style-name="gr3" draw:text-style-name="P7" svg:x1="6.087cm" svg:y1="23.171cm" svg:x2="6.089cm" svg:y2="27.178cm"><text:p/></draw:line><draw:line draw:name="Line 18" draw:style-name="gr3" draw:text-style-name="P7" svg:x1="13.617cm" svg:y1="24.684cm" svg:x2="13.621cm" svg:y2="25.677cm"><text:p/></draw:line><draw:line draw:name="Line 19" draw:style-name="gr4" draw:text-style-name="P7" svg:x1="-0.933cm" svg:y1="26.19cm" svg:x2="6.069cm" svg:y2="26.194cm"><text:p/></draw:line><draw:line draw:name="Line 20" draw:style-name="gr4" draw:text-style-name="P7" svg:x1="-0.933cm" svg:y1="26.697cm" svg:x2="6.069cm" svg:y2="26.697cm"><text:p/></draw:line><draw:custom-shape draw:name="Rectangle 21" draw:style-name="gr5" draw:text-style-name="P9" svg:width="0.809cm" svg:height="0.444cm" svg:x="-0.893cm" svg:y="24.213cm"><text:p text:style-name="P8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9" svg:width="1.01cm" svg:height="0.444cm" svg:x="0.025cm" svg:y="24.213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9" svg:width="2.364cm" svg:height="0.444cm" svg:x="1.139cm" svg:y="24.213cm"><text:p text:style-name="P8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9" svg:width="1.41cm" svg:height="0.444cm" svg:x="3.635cm" svg:y="24.213cm"><text:p text:style-name="P8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9" svg:width="0.918cm" svg:height="0.444cm" svg:x="5.124cm" svg:y="24.213cm"><text:p text:style-name="P8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9" svg:width="1.352cm" svg:height="0.444cm" svg:x="13.693cm" svg:y="24.707cm"><text:p text:style-name="P8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9" svg:width="1.352cm" svg:height="0.444cm" svg:x="13.693cm" svg:y="25.23cm"><text:p text:style-name="P8"><text:span text:style-name="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0" svg:width="11.17cm" svg:height="0.683cm" svg:x="6.186cm" svg:y="23.594cm"><text:p text:style-name="P8"><text:span text:style-name="T6">БДА</text:span><text:span text:style-name="T6">С.45</text:span><text:span text:style-name="T6">010</text:span><text:span text:style-name="T6">2.0</text:span><text:span text:style-name="T6">02 </text:span><text:span text:style-name="T6">Д4</text:span></text:p><text:p text:style-name="P8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7" svg:x1="-0.931cm" svg:y1="24.668cm" svg:x2="17.413cm" svg:y2="24.67cm"><text:p/></draw:line><draw:line draw:name="Line 30" draw:style-name="gr3" draw:text-style-name="P7" svg:x1="-0.919cm" svg:y1="24.169cm" svg:x2="6.081cm" svg:y2="24.171cm"><text:p/></draw:line><draw:line draw:name="Line 31" draw:style-name="gr4" draw:text-style-name="P7" svg:x1="-0.933cm" svg:y1="23.661cm" svg:x2="6.069cm" svg:y2="23.663cm"><text:p/></draw:line><draw:line draw:name="Line 32" draw:style-name="gr4" draw:text-style-name="P7" svg:x1="-0.933cm" svg:y1="25.682cm" svg:x2="6.069cm" svg:y2="25.682cm"><text:p/></draw:line><draw:line draw:name="Line 33" draw:style-name="gr4" draw:text-style-name="P7" svg:x1="-0.933cm" svg:y1="25.175cm" svg:x2="6.069cm" svg:y2="25.177cm"><text:p/></draw:line><draw:g draw:name="Group 34" draw:style-name="gr12"><draw:custom-shape draw:name="Rectangle 35" draw:style-name="gr13" draw:text-style-name="P12" svg:width="3.537cm" svg:height="0.444cm" svg:x="-0.907cm" svg:y="24.721cm"><text:p text:style-name="P11"><text:span text:style-name="T5"><text:s/></text:span><text:span text:style-name="T5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13" svg:width="4.278cm" svg:height="0.444cm" svg:x="2.806cm" svg:y="24.721cm"><text:p text:style-name="P11"><text:span text:style-name="T8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12" svg:width="1.953cm" svg:height="0.442cm" svg:x="-0.907cm" svg:y="25.218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2" svg:width="2.364cm" svg:height="0.442cm" svg:x="1.139cm" svg:y="25.218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12" svg:width="1.953cm" svg:height="0.444cm" svg:x="-0.907cm" svg:y="25.726cm"><text:p text:style-name="P11"><text:span text:style-name="T5"><text:s/></text:span><text:span text:style-name="T5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7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12" svg:width="1.953cm" svg:height="0.444cm" svg:x="-0.907cm" svg:y="26.222cm"><text:p text:style-name="P11"><text:span text:style-name="T5"><text:s/></text:span><text:span text:style-name="T5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12" svg:width="2.364cm" svg:height="0.444cm" svg:x="1.139cm" svg:y="26.222cm"><text:p text:style-name="P11"><text:span text:style-name="T5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12" svg:width="1.953cm" svg:height="0.444cm" svg:x="-0.907cm" svg:y="26.716cm"><text:p text:style-name="P11"><text:span text:style-name="T5"><text:s/></text:span><text:span text:style-name="T5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2" svg:width="2.364cm" svg:height="0.444cm" svg:x="1.139cm" svg:y="26.716cm"><text:p text:style-name="P11"><text:span text:style-name="T5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7" svg:x1="12.11cm" svg:y1="24.684cm" svg:x2="12.112cm" svg:y2="27.178cm"><text:p/></draw:line><draw:custom-shape draw:name="Rectangle 50" draw:style-name="gr19" draw:text-style-name="P14" svg:width="5.781cm" svg:height="2.306cm" svg:x="6.212cm" svg:y="24.786cm"><text:p text:style-name="P8"><text:span text:style-name="T9">Праграмнае мадэліраванне</text:span><text:span text:style-name="T9"><text:line-break/></text:span><text:span text:style-name="T9">размеркавання патокау</text:span><text:span text:style-name="T9"><text:line-break/></text:span><text:span text:style-name="T9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7" svg:x1="12.123cm" svg:y1="25.176cm" svg:x2="17.421cm" svg:y2="25.178cm"><text:p/></draw:line><draw:line draw:name="Line 52" draw:style-name="gr3" draw:text-style-name="P7" svg:x1="12.122cm" svg:y1="25.682cm" svg:x2="17.422cm" svg:y2="25.686cm"><text:p/></draw:line><draw:line draw:name="Line 53" draw:style-name="gr3" draw:text-style-name="P7" svg:x1="15.124cm" svg:y1="24.684cm" svg:x2="15.128cm" svg:y2="25.677cm"><text:p/></draw:line><draw:custom-shape draw:name="Rectangle 54" draw:style-name="gr20" draw:text-style-name="P9" svg:width="1.354cm" svg:height="0.444cm" svg:x="12.192cm" svg:y="24.707cm"><text:p text:style-name="P8"><text:span text:style-name="T5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9" svg:width="2.133cm" svg:height="0.444cm" svg:x="15.208cm" svg:y="24.707cm"><text:p text:style-name="P8"><text:span text:style-name="T5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16" svg:width="2.133cm" svg:height="0.442cm" svg:x="15.221cm" svg:y="25.232cm"><text:p text:style-name="P15"><text:span text:style-name="T1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7" svg:x1="12.612cm" svg:y1="25.189cm" svg:x2="12.614cm" svg:y2="25.673cm"><text:p/></draw:line><draw:line draw:name="Line 58" draw:style-name="gr4" draw:text-style-name="P7" svg:x1="13.113cm" svg:y1="25.191cm" svg:x2="13.115cm" svg:y2="25.675cm"><text:p/></draw:line><draw:custom-shape draw:name="Rectangle 59" draw:style-name="gr23" draw:text-style-name="P10" svg:width="5.15cm" svg:height="0.63cm" svg:x="12.192cm" svg:y="26.086cm"><text:p text:style-name="P8"><text:span text:style-name="T11">БДАС СП-741 </text:span></text:p><text:p text:style-name="P8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12" svg:width="1.953cm" svg:height="0.442cm" svg:x="-0.907cm" svg:y="25.218cm"><text:p text:style-name="P11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2" svg:width="2.364cm" svg:height="0.442cm" svg:x="1.139cm" svg:y="25.218cm"><text:p text:style-name="P11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4">Г</text:span></text:h>
      <text:h text:style-name="P4" text:outline-level="1"/>
      <text:h text:style-name="P3" text:outline-level="1"><text:span text:style-name="T2">П</text:span><text:span text:style-name="T1">рыклад карыстання распрацаванага модуля</text:span></text:h>
      <text:h text:style-name="P5" text:outline-level="1"/>
      <text:p text:style-name="P1">#!/bin/python3</text:p>
      <text:p text:style-name="P1">from recalculation import Recalculation</text:p>
      <text:p text:style-name="P1">from router import Router</text:p>
      <text:p text:style-name="P1">router1 = Router('172.31.1.10', 'dranser', 'cisco')</text:p>
      <text:p text:style-name="P1">routers = [router1]</text:p>
      <text:p text:style-name="P1">recalculations = []</text:p>
      <text:p text:style-name="P1">for router in routers:</text:p>
      <text:p text:style-name="P1">recalculations.append(Recalculation(router, 0.8, 10))</text:p>
      <text:p text:style-name="P1">for thread in recalculations:</text:p>
      <text:p text:style-name="P1">thread.start()</text:p>
      <text:p text:style-name="P1">for thread in recalculations:</text:p>
      <text:p text:style-name="P1">thread.jo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2</meta:editing-cycles>
    <meta:creation-date>2020-05-29T13:01:00</meta:creation-date>
    <dc:date>2020-06-09T21:10:00.818757905</dc:date>
    <meta:editing-duration>PT1H54M21S</meta:editing-duration>
    <meta:generator>LibreOffice/6.1.5.2$Linux_X86_64 LibreOffice_project/10$Build-2</meta:generator>
    <meta:document-statistic meta:table-count="0" meta:image-count="0" meta:object-count="0" meta:page-count="1" meta:paragraph-count="14" meta:word-count="43" meta:character-count="376" meta:non-whitespace-character-count="3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